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 style:list-style-name="WW8Num3">
      <style:paragraph-properties fo:text-align="justify" style:justify-single-word="false"/>
    </style:style>
    <style:style style:name="P2" style:family="paragraph" style:parent-style-name="Standard">
      <style:paragraph-properties fo:margin-left="0.635cm" fo:margin-right="0cm" fo:text-indent="0cm" style:auto-text-indent="false"/>
    </style:style>
    <style:style style:name="P3" style:family="paragraph" style:parent-style-name="Standard">
      <style:paragraph-properties fo:margin-left="0.635cm" fo:margin-right="0cm" fo:text-indent="0cm" style:auto-text-indent="false"/>
      <style:text-properties fo:color="#000000"/>
    </style:style>
    <style:style style:name="P4" style:family="paragraph" style:parent-style-name="Standard">
      <style:paragraph-properties fo:margin-left="0.635cm" fo:margin-right="0cm" fo:text-indent="0cm" style:auto-text-indent="false"/>
      <style:text-properties fo:language="en" fo:country="US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000000" fo:language="en" fo:country="US"/>
    </style:style>
    <style:style style:name="T4" style:family="text">
      <style:text-properties fo:color="#000000" fo:font-weight="bold" style:font-weight-asian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Тестовое задание <text:tab/><text:tab/> </text:span></text:p>
      <text:list xml:id="list1729046853" text:style-name="WW8Num3">
        <text:list-item>
          <text:p text:style-name="P1">Создать табличку для хранения аутентификационных данных клиентов: номер телефона (мобильный), пароль (желательно хеш <text:s/>от пароля).</text:p>
        </text:list-item>
        <text:list-item>
          <text:p text:style-name="P1">Табличку с балансами зарегистрированных агентов с точностью до копеек.</text:p>
        </text:list-item>
        <text:list-item>
          <text:p text:style-name="P1">Создать <text:span text:style-name="T2">сервлет, принимающий </text:span><text:span text:style-name="T3">XML</text:span><text:span text:style-name="T2">-запросы методом </text:span><text:span text:style-name="T3">POST</text:span><text:span text:style-name="T2">, который обрабатывает 2 запроса (см. ниже). Обеспечить целостность данных в БД. Также учесть, что к сервлету могут обращаться несколько <text:s/>пользователей одновременно, с одинаковыми типами запросов и данными в запросах.</text:span></text:p>
        </text:list-item>
      </text:list>
      <text:p text:style-name="P2"><text:span text:style-name="T4"><text:s/>Регистрация нового агента:</text:span></text:p>
      <text:p text:style-name="P3">Запрос:</text:p>
      <text:p text:style-name="P4">&lt;?xml version="1.0" encoding="utf-8"?&gt;</text:p>
      <text:p text:style-name="P4">&lt;request&gt;</text:p>
      <text:p text:style-name="P4"><text:s/>&lt;request-type&gt;new-agt&lt;/request-type&gt;</text:p>
      <text:p text:style-name="P4"><text:s/>&lt;login&gt;1234567890&lt;/login&gt; </text:p>
      <text:p text:style-name="P4"><text:s/>&lt;password&gt;password&lt;/password&gt; </text:p>
      <text:p text:style-name="P2">&lt;/request&gt;</text:p>
      <text:p text:style-name="P2"/>
      <text:p text:style-name="P2">Ответ<text:span text:style-name="T5">: </text:span></text:p>
      <text:p text:style-name="P4">&lt;?xml version="1.0" encoding="utf-8"?&gt;</text:p>
      <text:p text:style-name="P4">&lt;response&gt;</text:p>
      <text:p text:style-name="P2"><text:span text:style-name="T5"><text:s/>&lt;result-code&gt;0&lt;/result-code&gt;</text:span></text:p>
      <text:p text:style-name="P2">&lt;/response&gt;</text:p>
      <text:p text:style-name="P2"/>
      <text:p text:style-name="P2">Где код ошибки:</text:p>
      <text:p text:style-name="P2"><text:s/>0 <text:s/>– все хорошо</text:p>
      <text:p text:style-name="P2"><text:s/>1 <text:s/>– такой агент уже <text:s/>зарегистрирован</text:p>
      <text:p text:style-name="P2"><text:s/>2 – неверный формат телефона</text:p>
      <text:p text:style-name="P2"><text:s/>3 – плохой пароль</text:p>
      <text:p text:style-name="P2"><text:s/>5 – другая ошибка повторите позже</text:p>
      <text:p text:style-name="P4"/>
      <text:p text:style-name="P2"><text:span text:style-name="T1">Получение</text:span><text:span text:style-name="T6"> </text:span><text:span text:style-name="T1">баланса</text:span><text:span text:style-name="T6">:</text:span></text:p>
      <text:p text:style-name="P2">Запрос:</text:p>
      <text:p text:style-name="P4">&lt;?xml version="1.0" encoding="utf-8"?&gt;</text:p>
      <text:p text:style-name="P4">&lt;request&gt;</text:p>
      <text:p text:style-name="P2"><text:span text:style-name="T5"><text:s/>&lt;request-type&gt;agt-bal&lt;/request-type&gt;</text:span></text:p>
      <text:p text:style-name="P4"><text:s/>&lt;login&gt;1234567890&lt;/login&gt; </text:p>
      <text:p text:style-name="P4"><text:s/>&lt;password&gt;password&lt;/password&gt; </text:p>
      <text:p text:style-name="P2">&lt;/request&gt;</text:p>
      <text:p text:style-name="P4"/>
      <text:p text:style-name="P2">Ответ<text:span text:style-name="T5">:</text:span></text:p>
      <text:p text:style-name="P4"/>
      <text:p text:style-name="P4">&lt;?xml version="1.0" encoding="utf-8"?&gt;</text:p>
      <text:p text:style-name="P4">&lt;response&gt;</text:p>
      <text:p text:style-name="P2"><text:span text:style-name="T5"><text:s text:c="2"/>&lt;result-code&gt;0&lt;/result-code&gt;</text:span></text:p>
      <text:p text:style-name="P2"><text:span text:style-name="T5"><text:s text:c="2"/>&lt;bal&gt;100.00&lt;/bal&gt;</text:span></text:p>
      <text:p text:style-name="P4">&lt;/response&gt;</text:p>
      <text:p text:style-name="P4"/>
      <text:p text:style-name="P2">Коды ошибок дописать на свое усмотрени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nifont1" svg:font-family="unifon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unifon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unifont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unifont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>
      <style:text-properties fo:font-size="12pt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bottom="0.653cm" style:dynamic-spacing="true"/>
      </style:header-style>
      <style:footer-style>
        <style:header-footer-properties fo:min-height="0.751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18:34:00</meta:creation-date>
    <dc:date>2014-03-14T16:54:00</dc:date>
    <meta:editing-cycles>1</meta:editing-cycles>
    <meta:editing-duration>P15824DT17H31M44S</meta:editing-duration>
    <meta:document-statistic meta:table-count="0" meta:image-count="0" meta:object-count="0" meta:page-count="1" meta:paragraph-count="38" meta:word-count="136" meta:character-count="1257" meta:non-whitespace-character-count="1131"/>
    <meta:generator>LibreOffice/3.6$Linux_X86_64 LibreOffice_project/360m1$Build-2</meta:generator>
    <meta:user-defined meta:name="Поле 1"/>
    <meta:user-defined meta:name="Поле 2"/>
    <meta:user-defined meta:name="Поле 3"/>
    <meta:user-defined meta:name="Поле 4"/>
  </office:meta>
</office:document-meta>
</file>